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291.8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87.34pt" fo:break-before="auto" style:use-optimal-row-height="true"/>
    </style:style>
    <style:style style:name="ro4" style:family="table-row">
      <style:table-row-properties style:row-height="117.69pt" fo:break-before="auto" style:use-optimal-row-height="true"/>
    </style:style>
    <style:style style:name="ro5" style:family="table-row">
      <style:table-row-properties style:row-height="175.75pt" fo:break-before="auto" style:use-optimal-row-height="true"/>
    </style:style>
    <style:style style:name="ro6" style:family="table-row">
      <style:table-row-properties style:row-height="82.91pt" fo:break-before="auto" style:use-optimal-row-height="true"/>
    </style:style>
    <style:style style:name="ro7" style:family="table-row">
      <style:table-row-properties style:row-height="245.4pt" fo:break-before="auto" style:use-optimal-row-height="true"/>
    </style:style>
    <style:style style:name="ro8" style:family="table-row">
      <style:table-row-properties style:row-height="348.49pt" fo:break-before="auto" style:use-optimal-row-height="true"/>
    </style:style>
    <style:style style:name="ro9" style:family="table-row">
      <style:table-row-properties style:row-height="140.94pt" fo:break-before="auto" style:use-optimal-row-height="true"/>
    </style:style>
    <style:style style:name="ro10" style:family="table-row">
      <style:table-row-properties style:row-height="129.34pt" fo:break-before="auto" style:use-optimal-row-height="true"/>
    </style:style>
    <style:style style:name="ro11" style:family="table-row">
      <style:table-row-properties style:row-height="222.21pt" fo:break-before="auto" style:use-optimal-row-height="true"/>
    </style:style>
    <style:style style:name="ro12" style:family="table-row">
      <style:table-row-properties style:row-height="373.1pt" fo:break-before="auto" style:use-optimal-row-height="true"/>
    </style:style>
    <style:style style:name="ro13" style:family="table-row">
      <style:table-row-properties style:row-height="152.56pt" fo:break-before="auto" style:use-optimal-row-height="true"/>
    </style:style>
    <style:style style:name="ro14" style:family="table-row">
      <style:table-row-properties style:row-height="384.69pt" fo:break-before="auto" style:use-optimal-row-height="true"/>
    </style:style>
    <style:style style:name="ro15" style:family="table-row">
      <style:table-row-properties style:row-height="210.6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ejaVu Sans" style:font-name-complex="Lohit Marathi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font-name="Liberation Sans" style:font-name-asian="DejaVu Sans" style:font-name-complex="Lohit Marathi"/>
    </style:style>
  </office:automatic-styles>
  <office:body>
    <office:spreadsheet>
      <table:calculation-settings table:automatic-find-labels="false"/>
      <table:table table:name="41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ALLAHMU BENTENG yang teguh</text:p>
            <text:p>Perisai dan senjata</text:p>
            <text:p>Betapa pun sengsaramu pertolonganNya nyata</text:p>
            <text:p>Si jahat yang geram berniat kan menang</text:p>
            <text:p>Ngeri kuasanya dan tipu dayanya</text:p>
            <text:p>Di bumi tak bertara</text:p>
            <text:p/>
            <text:p>Dengan tenaga yang fana niscaya kita kalah</text:p>
            <text:p>Pahlawan kita Dialah yang diurapi Allah</text:p>
            <text:p>Siapa namaNya? Sang Kristus mulia</text:p>
            <text:p>Tuhanmu yang Esa, Panglima semesta</text:p>
            <text:p>Niscaya Ia jaya</text:p>
            <text:p/>
            <text:p>Penuhpun setan dunia yang mau menumpas kita</text:p>
            <text:p>Jangan gentar melihatnya, iman tak sia-sia</text:p>
            <text:p>Penghulu kuasa g'lap meskipun menyergap</text:p>
            <text:p>Mustahil kan menang, kuasanya ditebang</text:p>
            <text:p>Dengan sepatah kata</text:p>
            <text:p/>
            <text:p>FirmanNya pertahankan t'rus dan puji hanya Dia</text:p>
            <text:p>Dengan kuasa Roh Kudus, Ia di pihak kita</text:p>
            <text:p>Kendati hidupmu diambil seteru</text:p>
            <text:p>Pun harta dan benda, akhirnya kitalah</text:p>
            <text:p>Yang punya Kerajaan</text:p>
            <text:p/>
          </table:table-cell>
          <table:table-cell/>
          <table:table-cell office:value-type="string" calcext:value-type="string">
            <text:p>D= do; 4/4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arthin Luther</text:p>
          </table:table-cell>
        </table:table-row>
      </table:table>
      <table:table table:name="42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3">
          <table:table-cell office:value-type="string" calcext:value-type="string">
            <text:p>ALLAH HADIR BAGI KITA</text:p>
            <text:p>Dan hendak memb'ri berkat</text:p>
            <text:p>Melimpahkan kuasa RohNya bagai hujan yang lebat</text:p>
            <text:p/>
            <text:p><text:span text:style-name="T1">Dengan Roh kudus ya Tuhan, umatMu berkatilah</text:span></text:p>
            <text:p><text:span text:style-name="T1">Baharui hati kami o curahkan kurnia</text:span></text:p>
            <text:p/>
            <text:p>Allah hadir sungguh hadir di jemaatNya yang kudus</text:p>
            <text:p>Biar kasih kurniaNya menyegarkan kita t'rus</text:p>
            <text:p/>
            <text:p>Allah hadir o percaya dan berdoa padaNya</text:p>
            <text:p>Agar kita dikobarkan oleh nyala kasihNya</text:p>
            <text:p/>
            <text:p>Penebus dengarkan kami yang padaMu berseru</text:p>
            <text:p>Buka tingkap anugrahMu, b'rikanlah berkat penuh</text:p>
            <text:p/>
          </table:table-cell>
          <table:table-cell/>
          <table:table-cell office:value-type="string" calcext:value-type="string">
            <text:p>G= do; 4/4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</table:table-row>
      </table:table>
      <table:table table:name="43" table:style-name="ta1">
        <table:table-column table:style-name="co1" table:number-columns-repeated="5" table:default-cell-style-name="Default"/>
        <table:table-row table:style-name="ro4">
          <table:table-cell office:value-type="string" calcext:value-type="string">
            <text:p>ALLAH ITU BAIK 3x sungguh baik buat saya</text:p>
            <text:p/>
            <text:p>God is so good 3x He's so good to me</text:p>
            <text:p/>
            <text:p>He cares for me 3x He's so good to me</text:p>
            <text:p/>
            <text:p>He loves me so 3x He's so good to me</text:p>
            <text:p/>
            <text:p>Su wa su balashi i 3x watashi no shu</text:p>
            <text:p/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</table:table-row>
      </table:table>
      <table:table table:name="44" table:style-name="ta1">
        <table:table-column table:style-name="co1" table:number-columns-repeated="5" table:default-cell-style-name="Default"/>
        <table:table-row table:style-name="ro4">
          <table:table-cell office:value-type="string" calcext:value-type="string">
            <text:p>ALLAHKU 'KAN MEMENUHI keperluanku</text:p>
            <text:p>Menurut kekayaan dan kemuliaanNya</text:p>
            <text:p>Allahku 'kan mencukupi kebutuhanku</text:p>
            <text:p>Di dalam Yesus Tuhan</text:p>
            <text:p/>
            <text:p><text:span text:style-name="T1">Tiada yang mustahil bagi Dia</text:span></text:p>
            <text:p><text:span text:style-name="T1">Ajaib s'gala perbuatanNya</text:span></text:p>
            <text:p><text:span text:style-name="T1">S'gala perkara kutanggung dalam Dia</text:span></text:p>
            <text:p><text:span text:style-name="T1">Di dalam kekuatan kuasaNya</text:span></text:p>
            <text:p/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</table:table-row>
      </table:table>
      <table:table table:name="45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5">
          <table:table-cell office:value-type="string" calcext:value-type="string">
            <text:p>ALLAH PANGGIL kaum muda masa kalut ini</text:p>
            <text:p>Menjadi laskar Allah bers'rah jiwa raga</text:p>
            <text:p>Yang harap kuasa baru bukan hasrat diri</text:p>
            <text:p>Alah panggil kaum muda yang digerakkanNya</text:p>
            <text:p/>
            <text:p>Allah panggil kamu muda yang berhati b'rani</text:p>
            <text:p>Berkorban untuk Yesus dan berserah hati</text:p>
            <text:p>Yang tak menyebut Tuhan dengan bibir saja</text:p>
            <text:p>Allah panggil kaum muda yang digerakkanNya</text:p>
            <text:p/>
            <text:p>Allah panggil kaum muda yang tak saying diri</text:p>
            <text:p>Rela s'rahkan hidupnya pada yang t'lah memb'ri</text:p>
            <text:p>Supaya dibangunkan kerajaan Allah</text:p>
            <text:p>Allah panggil kaum muda yang digerakkanNya</text:p>
            <text:p/>
          </table:table-cell>
          <table:table-cell/>
          <table:table-cell office:value-type="string" calcext:value-type="string">
            <text:p>Bes= do; 4/4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</table:table-row>
      </table:table>
      <table:table table:name="46" table:style-name="ta1">
        <table:table-column table:style-name="co1" table:number-columns-repeated="4" table:default-cell-style-name="Default"/>
        <table:table-row table:style-name="ro6">
          <table:table-cell office:value-type="string" calcext:value-type="string">
            <text:p>ALLAH ROH KUDUS penuhi kami</text:p>
            <text:p>Kurindu Kau selalu dalam hidupku</text:p>
            <text:p>Allah Roh Kudus ubah hatiku</text:p>
            <text:p>Celikkanku, jamahlah kurindu hadiratMu</text:p>
            <text:p>Kusembah kudus! Kudus! Kuduslah Tuhan</text:p>
            <text:p>Dan kusanjung Kau mulia, mulia bagiMu Tuhan</text:p>
            <text:p/>
          </table:table-cell>
          <table:table-cell table:number-columns-repeated="2"/>
          <table:table-cell office:value-type="float" office:value="46" calcext:value-type="float">
            <text:p>46</text:p>
          </table:table-cell>
        </table:table-row>
      </table:table>
      <table:table table:name="47" table:style-name="ta1">
        <table:table-column table:style-name="co1" table:number-columns-repeated="4" table:default-cell-style-name="Default"/>
        <table:table-row table:style-name="ro7">
          <table:table-cell office:value-type="string" calcext:value-type="string">
            <text:p>ALL I ONCE thought dear built my life upon</text:p>
            <text:p>All this world reveals and wars to own</text:p>
            <text:p>All I onece thought gain I have counted loss</text:p>
            <text:p>Spent an worthless now compare to this</text:p>
            <text:p/>
            <text:p><text:span text:style-name="T1">Knowing You Jesus, knowing You</text:span></text:p>
            <text:p><text:span text:style-name="T1">There is no greater thing</text:span></text:p>
            <text:p><text:span text:style-name="T1">You're my all, You're the best</text:span></text:p>
            <text:p><text:span text:style-name="T1">You're my joy my righteousness</text:span></text:p>
            <text:p><text:span text:style-name="T1">And I love You Lord</text:span></text:p>
            <text:p><text:span text:style-name="T1"/></text:p>
            <text:p>Now my heart's desire is to know You more</text:p>
            <text:p>To be found in you and known as Yours</text:p>
            <text:p>To possess by faith what I could not earn</text:p>
            <text:p>All surpassing gift of righteousness</text:p>
            <text:p/>
            <text:p>O to know the power of Your Risen life</text:p>
            <text:p>And to know You in Your suffering</text:p>
            <text:p>To become like You in your death my Lord</text:p>
            <text:p>So with You to leave and never die</text:p>
            <text:p/>
          </table:table-cell>
          <table:table-cell table:number-columns-repeated="2"/>
          <table:table-cell office:value-type="float" office:value="47" calcext:value-type="float">
            <text:p>47</text:p>
          </table:table-cell>
        </table:table-row>
      </table:table>
      <table:table table:name="48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4">
          <table:table-cell office:value-type="string" calcext:value-type="string">
            <text:p>ALONG THE ROAD of life I have a friend divine</text:p>
            <text:p>He walks with me and gently leads the way</text:p>
            <text:p>He gives me joy and makes the darkest night to shine</text:p>
            <text:p>He is the Lord who won my heart one day</text:p>
            <text:p/>
            <text:p><text:span text:style-name="T1">I do not mind the rough and winding pathway</text:span></text:p>
            <text:p><text:span text:style-name="T1">O‟er mountain steep thru‟ valley dark and cold</text:span></text:p>
            <text:p><text:span text:style-name="T1">It is enough to know He travels by my side</text:span></text:p>
            <text:p><text:span text:style-name="T1">Along the road that leads the street of gold</text:span></text:p>
            <text:p/>
          </table:table-cell>
          <table:table-cell/>
          <table:table-cell office:value-type="string" calcext:value-type="string">
            <text:p>C=do; 4/4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</table:table-row>
      </table:table>
      <table:table table:name="49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column table:style-name="co1" table:default-cell-style-name="ce1"/>
        <table:table-row table:style-name="ro8">
          <table:table-cell office:value-type="string" calcext:value-type="string">
            <text:p>ANAK ALLAH, Yesus namaNya</text:p>
            <text:p>Menyembuhkan, menyucikan</text:p>
            <text:p>Bahkan mati tebus dosaku</text:p>
            <text:p>Kubur kosong membuktikan Dia hidup</text:p>
            <text:p/>
            <text:p><text:span text:style-name="T1">Kar'na Dia hidup ada hari esok</text:span></text:p>
            <text:p><text:span text:style-name="T1">Kar'na Dia hidup ku tak gentar</text:span></text:p>
            <text:p><text:span text:style-name="T1">Kar'na kutahu Dia pegang hari esok</text:span></text:p>
            <text:p><text:span text:style-name="T1">Hidup ku jadi berarti s'bab Dia hidup</text:span></text:p>
            <text:p/>
            <text:p>God sent His Son they called Him Jesus</text:p>
            <text:p>He came to love, heal and forgive</text:p>
            <text:p>He lived and died to buy my pardon</text:p>
            <text:p>And empty grave is there to prove my Savor lives</text:p>
            <text:p/>
            <text:p><text:span text:style-name="T1">Because He lives I can face tomorrow</text:span></text:p>
            <text:p><text:span text:style-name="T1">Because He lives all fear is gone</text:span></text:p>
            <text:p><text:span text:style-name="T1">Because I know, I know he holds the future</text:span></text:p>
            <text:p><text:span text:style-name="T1">And life is worth the living just because He lives</text:span></text:p>
            <text:p><text:span text:style-name="T2"/></text:p>
            <text:p><text:span text:style-name="T2">How sweet to hold a newborn baby</text:span></text:p>
            <text:p><text:span text:style-name="T2">And feel the pride and joy He gives</text:span></text:p>
            <text:p><text:span text:style-name="T2">But greater still the calm assurance</text:span></text:p>
            <text:p><text:span text:style-name="T2">This child can face uncertain days because He lives</text:span></text:p>
            <text:p><text:span text:style-name="T2"/></text:p>
            <text:p><text:span text:style-name="T2">And then one day 'll cross the river</text:span></text:p>
            <text:p><text:span text:style-name="T2">I'll flight life's final war with pain</text:span></text:p>
            <text:p><text:span text:style-name="T2">And then as death gives way to vic'try</text:span></text:p>
            <text:p><text:span text:style-name="T2">I'll see the lights of glory and I'll know He lives</text:span></text:p>
            <text:p><text:span text:style-name="T1"/></text:p>
            <text:p/>
          </table:table-cell>
          <table:table-cell/>
          <table:table-cell office:value-type="string" calcext:value-type="string">
            <text:p>As= do; 4/4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oria Gaither &amp; William J Gaither</text:p>
          </table:table-cell>
          <table:table-cell office:value-type="string" calcext:value-type="string">
            <text:p>William J Gaither</text:p>
          </table:table-cell>
        </table:table-row>
      </table:table>
      <table:table table:name="50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4">
          <table:table-cell office:value-type="string" calcext:value-type="string">
            <text:p>ANDAIKAN KUDAPAT banyak harta dunia</text:p>
            <text:p>Takkan diriku merasa snang</text:p>
            <text:p>Andaikan diriku seorang yang ternama</text:p>
            <text:p>Takkan jiwaku dapat s'lamat</text:p>
            <text:p/>
            <text:p>Hanya dalam Yesus kudapat semuanya</text:p>
            <text:p>Jiwaku senang, hati pun damai</text:p>
            <text:p>Hanya dalam Yesus kudapat semuanya</text:p>
            <text:p>Jiwaku tentram damai</text:p>
            <text:p/>
          </table:table-cell>
          <table:table-cell/>
          <table:table-cell office:value-type="string" calcext:value-type="string">
            <text:p>D= do; 4/4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</table:table-row>
      </table:table>
      <table:table table:name="51" table:style-name="ta1">
        <table:table-column table:style-name="co1" table:number-columns-repeated="5" table:default-cell-style-name="Default"/>
        <table:table-row table:style-name="ro9">
          <table:table-cell office:value-type="string" calcext:value-type="string">
            <text:p>ANDAIKATA KUDERMAKAN yang luhur mulia</text:p>
            <text:p>Jika tanpa kasih cinta hampa tak berguna</text:p>
            <text:p/>
            <text:p>(<text:span text:style-name="T1">Ajarilah kami bahasa kasihMu</text:span></text:p>
            <text:p><text:span text:style-name="T1">Agar kami dekat padaMu ya Tuhanku</text:span>) 2x</text:p>
            <text:p/>
            <text:p>Kasih itu lemah lembut serta sederhana</text:p>
            <text:p>Kasih itu rendah hati sabar menderita</text:p>
            <text:p/>
            <text:p>Andaikata kupahami bahasa semua</text:p>
            <text:p>Hanyalah bahasa kasih kunci tiap hati</text:p>
            <text:p/>
          </table:table-cell>
          <table:table-cell/>
          <table:table-cell office:value-type="string" calcext:value-type="string">
            <text:p><text:span text:style-name="T3">do; 2/4</text:span></text:p>
            <text:p><text:span text:style-name="T3"/>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</table:table-row>
      </table:table>
      <table:table table:name="52" table:style-name="ta1">
        <table:table-column table:style-name="co1" table:number-columns-repeated="5" table:default-cell-style-name="Default"/>
        <table:table-row table:style-name="ro10">
          <table:table-cell office:value-type="string" calcext:value-type="string">
            <text:p>ANGKATLAH WAJAH Rajamu tiba</text:p>
            <text:p>Tunduk dan sembah Dia nyanyilah</text:p>
            <text:p>S'karang pujilah keagunganNya</text:p>
            <text:p>Muliakan Maha Tuhan Raja s'gala raja</text:p>
            <text:p/>
            <text:p>Lift up your head to the coming King</text:p>
            <text:p>Bow before Him and adore Him sing</text:p>
            <text:p>To His majesty, let your praises be</text:p>
            <text:p>Pure and holy, giving glory to the King of kings</text:p>
            <text:p/>
            <text:p/>
          </table:table-cell>
          <table:table-cell/>
          <table:table-cell office:value-type="string" calcext:value-type="string">
            <text:p>G=do; 4/4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</table:table-row>
      </table:table>
      <table:table table:name="53" table:style-name="ta1">
        <table:table-column table:style-name="co1" table:number-columns-repeated="5" table:default-cell-style-name="Default"/>
        <table:table-row table:style-name="ro4">
          <table:table-cell office:value-type="string" calcext:value-type="string">
            <text:p>ANUG'RAHMU BAGI KAMI tak terkira</text:p>
            <text:p>KebaikanMu melebihi dalam samud'ra</text:p>
            <text:p>SetiaMu bagi kami selamanya</text:p>
            <text:p>Setiap hari s'lalu baru tak pernah berkesudahan</text:p>
            <text:p/>
            <text:p><text:span text:style-name="T1">Betapa baiknya Kau Tuhan</text:span></text:p>
            <text:p><text:span text:style-name="T1">Kami naikkan ucapan syukur</text:span></text:p>
            <text:p><text:span text:style-name="T1">Betapa baiknya Kau Tuhan</text:span></text:p>
            <text:p><text:span text:style-name="T1">Kami memujiMu, kami memujiMu</text:span></text:p>
            <text:p/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</table:table-row>
      </table:table>
      <table:table table:name="54" table:style-name="ta1">
        <table:table-column table:style-name="co1" table:number-columns-repeated="5" table:default-cell-style-name="Default"/>
        <table:table-row table:style-name="ro5">
          <table:table-cell office:value-type="string" calcext:value-type="string">
            <text:p>APA  ARTINYA HIDUP kalau hanya bernafas</text:p>
            <text:p>Dan jantung yang masih berdenyut</text:p>
            <text:p>Tapi tiada bahagia</text:p>
            <text:p>Apa artinya hidup kalau hanya berharta</text:p>
            <text:p>Limpah makan dan limpah pakai</text:p>
            <text:p>Tapi nanti binasa</text:p>
            <text:p/>
            <text:p>Pikirkan dalam hatimu, carilah kebenaran</text:p>
            <text:p>Sekarang ada waktunya, sebentar tiada lagi</text:p>
            <text:p>Apa artinya manis dari pancingan iblis</text:p>
            <text:p>Kalau akhirnya kau binasa terbakar di laut api</text:p>
            <text:p/>
            <text:p>Pikirkan dalam hatimu, milikilah yang benar</text:p>
            <text:p>Sebentar tiba masanya, tiada ampun dan maaf</text:p>
            <text:p/>
          </table:table-cell>
          <table:table-cell/>
          <table:table-cell office:value-type="string" calcext:value-type="string">
            <text:p>C=do; 4/4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</table:table-row>
      </table:table>
      <table:table table:name="55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1">
          <table:table-cell office:value-type="string" calcext:value-type="string">
            <text:p>APA  ARTI HIDUPKU TUHAN</text:p>
            <text:p>Jikalau tanpa kasihMu</text:p>
            <text:p>Apa arti pelayananku Tuhan</text:p>
            <text:p>Jikalau tanpa kasihMu</text:p>
            <text:p/>
            <text:p>KasihMu o Tuhan kurindukan s'lalu</text:p>
            <text:p>Ciptakan penuhkan dalam hidupku ini</text:p>
            <text:p>Mengasihi sesama seperti teladanMu</text:p>
            <text:p>Mengasihi daku sepenuhnya</text:p>
            <text:p/>
            <text:p>Kutahu s'mua kan sia-sia</text:p>
            <text:p>Jikalau tiada kasihMu</text:p>
            <text:p>Pengorbanan tiada artinya</text:p>
            <text:p>Jikalau tiada kasihMu</text:p>
            <text:p/>
            <text:p>KasihMu yang panjang sabar</text:p>
            <text:p>Rela korbankan diriMu</text:p>
            <text:p>Kasih tiada berkesudahan</text:p>
            <text:p>Ciptakan dalam diriku</text:p>
          </table:table-cell>
          <table:table-cell/>
          <table:table-cell office:value-type="string" calcext:value-type="string">
            <text:p>C= do; 4/4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</table:table-row>
      </table:table>
      <table:table table:name="56" table:style-name="ta1">
        <table:table-column table:style-name="co1" table:number-columns-repeated="5" table:default-cell-style-name="Default"/>
        <table:table-column table:style-name="co1" table:number-columns-repeated="2" table:default-cell-style-name="ce1"/>
        <table:table-row table:style-name="ro12">
          <table:table-cell office:value-type="string" calcext:value-type="string">
            <text:p>APA KAU MERASA tanggungan sangat berat</text:p>
            <text:p>Dan kau tidak tahu jalan mana kan kau tuju</text:p>
            <text:p>Bila rasa lemah hadapi hidup ini</text:p>
            <text:p>Yesus mau tolong bila kau berseru</text:p>
            <text:p/>
            <text:p><text:span text:style-name="T1">Dia selalu mendengar doa orang yang lesu</text:span></text:p>
            <text:p><text:span text:style-name="T1">Jalan sertaNya dalam kasihNya setiap waktu</text:span></text:p>
            <text:p><text:span text:style-name="T1">Bila kau kecewa ingatlah yang kau perlu</text:span></text:p>
            <text:p><text:span text:style-name="T1">Sambutlah Yesus, Ia kan menyambutmu</text:span></text:p>
            <text:p><text:span text:style-name="T1"/></text:p>
            <text:p>Apakah hidupmu sarat duka nestapa</text:p>
            <text:p>Masa yang kan dating membebani hatimu</text:p>
            <text:p>Payah tak bertemu hampir sesat jalanmu</text:p>
            <text:p>Yesus mau tolong datang s'karang juga</text:p>
            <text:p/>
            <text:p>Is your burden heavy as you bear it all alone</text:p>
            <text:p>Does the road you travel harbor danger yetunknown</text:p>
            <text:p>Are you growing weary in the struggle of it all</text:p>
            <text:p>Jesus will help you when on His name you call</text:p>
            <text:p/>
            <text:p><text:span text:style-name="T1">He is always there hearing every prayer</text:span></text:p>
            <text:p><text:span text:style-name="T1">Faithful and true, walking by our side</text:span></text:p>
            <text:p><text:span text:style-name="T1">In His love we hide all the day through</text:span></text:p>
            <text:p><text:span text:style-name="T1">When you get discouraged, just remember what to do</text:span></text:p>
            <text:p><text:span text:style-name="T1">Reach out to Jesus, He's reaching out to you</text:span></text:p>
            <text:p/>
            <text:p>Is the life you're living filled with sorrow anddespair</text:p>
            <text:p>Does the future press you with its worry and itscare</text:p>
            <text:p>Are you tired and friendless,</text:p>
            <text:p>Have you almost lost your way</text:p>
            <text:p>Jesus will help you, just come to Him today</text:p>
            <text:p/>
          </table:table-cell>
          <table:table-cell/>
          <table:table-cell office:value-type="string" calcext:value-type="string">
            <text:p><text:span text:style-name="T3">56. G= do; 3/4</text:span></text:p>
            <text:p><text:span text:style-name="T3"/>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alph Charmichael</text:p>
          </table:table-cell>
        </table:table-row>
      </table:table>
      <table:table table:name="57" table:style-name="ta1">
        <table:table-column table:style-name="co1" table:number-columns-repeated="5" table:default-cell-style-name="Default"/>
        <table:table-row table:style-name="ro13">
          <table:table-cell office:value-type="string" calcext:value-type="string">
            <text:p>APA YANG KAU ALAMI KINI</text:p>
            <text:p>Mungkin tak dapat engkau mengerti</text:p>
            <text:p>Satu hal tanamkan di hati</text:p>
            <text:p>Indah semua yang Tuhan b‟ri</text:p>
            <text:p>Tuhanku tak akan memberi</text:p>
            <text:p>Ular beracun pada yang minta roti</text:p>
            <text:p>Cobaan yang engkau alami</text:p>
            <text:p>Tak melebihi kekuatanmu</text:p>
            <text:p/>
            <text:p><text:span text:style-name="T1">Tangan Tuhan sedang merenda</text:span></text:p>
            <text:p><text:span text:style-name="T1">Suatu karya yang agung mulia</text:span></text:p>
            <text:p><text:span text:style-name="T1">Saatnya „kan tiba nanti</text:span></text:p>
            <text:p><text:span text:style-name="T1">Kau lihat pelangi kasihNya</text:span>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</table:table-row>
      </table:table>
      <table:table table:name="58" table:style-name="ta1">
        <table:table-column table:style-name="co1" table:number-columns-repeated="7" table:default-cell-style-name="Default"/>
        <table:table-row table:style-name="ro14">
          <table:table-cell office:value-type="string" calcext:value-type="string">
            <text:p>APAPUN juga menimpamu, Tuhan menjagamu</text:p>
            <text:p>Naungan kasihNya pelindungmu,</text:p>
            <text:p>Tuhan menjagamu</text:p>
            <text:p/>
            <text:p><text:span text:style-name="T1">Tuhan menjagamu, waktu tenang atau tegang</text:span></text:p>
            <text:p><text:span text:style-name="T1">Ia menjagamu, Tuhan menjagamu</text:span></text:p>
            <text:p/>
            <text:p>Bila menanggung beban berat, Tuhan menjagamu</text:p>
            <text:p>Masa depanmu kelam pekat, Tuhan menjagamu</text:p>
            <text:p/>
            <text:p>DipeliharaNya hidupmu: Tuhan menjagamu</text:p>
            <text:p>Dan didengarkanNya doamu, Tuhan menjagamu</text:p>
            <text:p/>
            <text:p>Cobaan apa mengganggumu? Tuhan menjagamu</text:p>
            <text:p>Buatlah Yesus sandaranmu; Dia menjagamu</text:p>
            <text:p/>
            <text:p>Be not dismayed whatever betide</text:p>
            <text:p>God will take care of you</text:p>
            <text:p>Beneath His wings of love abide</text:p>
            <text:p>God will take care of you</text:p>
            <text:p/>
            <text:p><text:span text:style-name="T1">God will take care of you, thro' everyday o'er all the way</text:span></text:p>
            <text:p><text:span text:style-name="T1">He will take care of you, God will take care of you</text:span></text:p>
            <text:p/>
            <text:p>Thro' days of toil when heart doth fail</text:p>
            <text:p>God will take care of you</text:p>
            <text:p>When dangers fierce your path assail</text:p>
            <text:p>God will take care of you</text:p>
            <text:p/>
            <text:p>All you may need He will provide</text:p>
            <text:p>God will take care of you</text:p>
            <text:p>Nothing you ask wil be denied</text:p>
            <text:p>God will take care of you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villa D. Martin</text:p>
          </table:table-cell>
          <table:table-cell office:value-type="string" calcext:value-type="string">
            <text:p>Walter Stillman Martin</text:p>
          </table:table-cell>
        </table:table-row>
      </table:table>
      <table:table table:name="59" table:style-name="ta1">
        <table:table-column table:style-name="co1" table:number-columns-repeated="5" table:default-cell-style-name="Default"/>
        <table:table-column table:style-name="co1" table:number-columns-repeated="2" table:default-cell-style-name="ce1"/>
        <table:table-row table:style-name="ro10">
          <table:table-cell office:value-type="string" calcext:value-type="string">
            <text:p>API ROH SUCI bakar hatiku</text:p>
            <text:p>Dengan kasih yang murni dari Kalvari</text:p>
            <text:p>Roh Pentakosta giat bagi namaMu</text:p>
            <text:p>Api Roh Suci bakar hatiku</text:p>
            <text:p/>
            <text:p>Let the fire burn on in my heart o Lord</text:p>
            <text:p>With apure and cleansing flame, love from Calvary</text:p>
            <text:p>Pow'r from Pentacost, zeal for Thy holy name</text:p>
            <text:p>Let the fire burn on, let the fire burn on</text:p>
            <text:p/>
            <text:p/>
          </table:table-cell>
          <table:table-cell/>
          <table:table-cell office:value-type="string" calcext:value-type="string">
            <text:p><text:span text:style-name="T3">A= do; 2/4</text:span></text:p>
            <text:p><text:span text:style-name="T3"/>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A Houghton</text:p>
          </table:table-cell>
          <table:table-cell office:value-type="string" calcext:value-type="string">
            <text:p>A Compain</text:p>
          </table:table-cell>
        </table:table-row>
      </table:table>
      <table:table table:name="60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5">
          <table:table-cell office:value-type="string" calcext:value-type="string">
            <text:p>API ROH yang membakarku</text:p>
            <text:p>Ulangi lagi kebangunanku</text:p>
            <text:p>Pulihkan iman semula itu</text:p>
            <text:p>         Harap</text:p>
            <text:p>         Kasih</text:p>
            <text:p>Kubertobat pun diperbaru</text:p>
            <text:p><text:span text:style-name="T1">[DS Dipulihkan iman harap kasih]</text:span></text:p>
            <text:p>Kubertobat pun diperbaru</text:p>
            <text:p>Waktu cerah ceria dalam hidup berbah'gia</text:p>
            <text:p>Kita asyik sukaria lupa s'mua anugrahNya</text:p>
            <text:p/>
            <text:p>Di kala mantap jaya ketawa mempesona</text:p>
            <text:p>Kita canda sesat lena</text:p>
            <text:p>Lupa s'mua anugrahNya</text:p>
            <text:p>Di masa menderita berbagai uji coba</text:p>
            <text:p>Kita berdoa dan berjaga</text:p>
            <text:p>Ingat s'mua anugrahNya</text:p>
            <text:p/>
          </table:table-cell>
          <table:table-cell/>
          <table:table-cell office:value-type="string" calcext:value-type="string">
            <text:p>G= do; 4/4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6T16:18:30.620962666</meta:creation-date>
    <dc:date>2016-05-26T16:48:10.856312472</dc:date>
    <meta:editing-duration>PT29M22S</meta:editing-duration>
    <meta:editing-cycles>34</meta:editing-cycles>
    <meta:generator>LibreOffice/5.0.4.2$Linux_X86_64 LibreOffice_project/2b9802c1994aa0b7dc6079e128979269cf95bc78</meta:generator>
    <meta:document-statistic meta:table-count="20" meta:cell-count="81" meta:object-count="0"/>
  </office:meta>
</office:document-meta>
</file>